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000_1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1716" calcext:value-type="float">
            <text:p>3,11716</text:p>
          </table:table-cell>
          <table:table-cell office:value-type="float" office:value="0" calcext:value-type="float">
            <text:p>0</text:p>
          </table:table-cell>
          <table:table-cell office:value-type="float" office:value="1.5499" calcext:value-type="float">
            <text:p>1,5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7059" calcext:value-type="float">
            <text:p>0,777059</text:p>
          </table:table-cell>
          <table:table-cell office:value-type="float" office:value="0" calcext:value-type="float">
            <text:p>0</text:p>
          </table:table-cell>
          <table:table-cell office:value-type="float" office:value="0.389741" calcext:value-type="float">
            <text:p>0,3897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8917" calcext:value-type="float">
            <text:p>0,388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88975" calcext:value-type="float">
            <text:p>0,388975</text:p>
          </table:table-cell>
          <table:table-cell office:value-type="float" office:value="1.94562" calcext:value-type="float">
            <text:p>1,94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9392" calcext:value-type="float">
            <text:p>0,389392</text:p>
          </table:table-cell>
          <table:table-cell office:value-type="float" office:value="1.16618" calcext:value-type="float">
            <text:p>1,16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6791" calcext:value-type="float">
            <text:p>1,16791</text:p>
          </table:table-cell>
          <table:table-cell office:value-type="float" office:value="1.16743" calcext:value-type="float">
            <text:p>1,16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7903" calcext:value-type="float">
            <text:p>0,387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7115" calcext:value-type="float">
            <text:p>0,777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88889" calcext:value-type="float">
            <text:p>0,3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767" calcext:value-type="float">
            <text:p>0,77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1671" calcext:value-type="float">
            <text:p>1,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8816" calcext:value-type="float">
            <text:p>0,388816</text:p>
          </table:table-cell>
          <table:table-cell office:value-type="float" office:value="0.777899" calcext:value-type="float">
            <text:p>0,777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88526" calcext:value-type="float">
            <text:p>0,388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8913" calcext:value-type="float">
            <text:p>0,388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88958" calcext:value-type="float">
            <text:p>0,388958</text:p>
          </table:table-cell>
          <table:table-cell office:value-type="float" office:value="0.778043" calcext:value-type="float">
            <text:p>0,778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8718" calcext:value-type="float">
            <text:p>0,388718</text:p>
          </table:table-cell>
          <table:table-cell office:value-type="float" office:value="0.388999" calcext:value-type="float">
            <text:p>0,38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88697" calcext:value-type="float">
            <text:p>0,388697</text:p>
          </table:table-cell>
          <table:table-cell office:value-type="float" office:value="1.16755" calcext:value-type="float">
            <text:p>1,16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88617" calcext:value-type="float">
            <text:p>0,388617</text:p>
          </table:table-cell>
          <table:table-cell office:value-type="float" office:value="1.55553" calcext:value-type="float">
            <text:p>1,55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88801" calcext:value-type="float">
            <text:p>0,388801</text:p>
          </table:table-cell>
          <table:table-cell office:value-type="float" office:value="0.7776" calcext:value-type="float">
            <text:p>0,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16623" calcext:value-type="float">
            <text:p>1,1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89027" calcext:value-type="float">
            <text:p>0,389027</text:p>
          </table:table-cell>
          <table:table-cell office:value-type="float" office:value="0.777677" calcext:value-type="float">
            <text:p>0,777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388712" calcext:value-type="float">
            <text:p>0,388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88906" calcext:value-type="float">
            <text:p>0,388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88711" calcext:value-type="float">
            <text:p>0,388711</text:p>
          </table:table-cell>
          <table:table-cell office:value-type="float" office:value="1.16643" calcext:value-type="float">
            <text:p>1,16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88689" calcext:value-type="float">
            <text:p>0,388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7759" calcext:value-type="float">
            <text:p>0,77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88772" calcext:value-type="float">
            <text:p>0,3887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88804" calcext:value-type="float">
            <text:p>0,388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77231" calcext:value-type="float">
            <text:p>0,777231</text:p>
          </table:table-cell>
          <table:table-cell office:value-type="float" office:value="0.388904" calcext:value-type="float">
            <text:p>0,388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88598" calcext:value-type="float">
            <text:p>0,388598</text:p>
          </table:table-cell>
          <table:table-cell office:value-type="float" office:value="1.55524" calcext:value-type="float">
            <text:p>1,55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777186" calcext:value-type="float">
            <text:p>0,777186</text:p>
          </table:table-cell>
          <table:table-cell office:value-type="float" office:value="0.387876" calcext:value-type="float">
            <text:p>0,387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88527" calcext:value-type="float">
            <text:p>0,388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88536" calcext:value-type="float">
            <text:p>0,388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88805" calcext:value-type="float">
            <text:p>0,388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388895" calcext:value-type="float">
            <text:p>0,388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0171" calcext:value-type="float">
            <text:p>0,390171</text:p>
          </table:table-cell>
          <table:table-cell office:value-type="float" office:value="0.777806" calcext:value-type="float">
            <text:p>0,777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388706" calcext:value-type="float">
            <text:p>0,388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78123" calcext:value-type="float">
            <text:p>0,778123</text:p>
          </table:table-cell>
          <table:table-cell office:value-type="float" office:value="1.16659" calcext:value-type="float">
            <text:p>1,16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777732" calcext:value-type="float">
            <text:p>0,777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89092" calcext:value-type="float">
            <text:p>0,389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8532" calcext:value-type="float">
            <text:p>0,7785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77964" calcext:value-type="float">
            <text:p>0,777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8831" calcext:value-type="float">
            <text:p>0,388831</text:p>
          </table:table-cell>
          <table:table-cell office:value-type="float" office:value="0.778538" calcext:value-type="float">
            <text:p>0,778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88406" calcext:value-type="float">
            <text:p>0,388406</text:p>
          </table:table-cell>
          <table:table-cell office:value-type="float" office:value="0.777464" calcext:value-type="float">
            <text:p>0,777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8845" calcext:value-type="float">
            <text:p>0,38845</text:p>
          </table:table-cell>
          <table:table-cell office:value-type="float" office:value="0.388826" calcext:value-type="float">
            <text:p>0,388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796" calcext:value-type="float">
            <text:p>0,388796</text:p>
          </table:table-cell>
          <table:table-cell office:value-type="float" office:value="1.16647" calcext:value-type="float">
            <text:p>1,16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9386" calcext:value-type="float">
            <text:p>0,389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8904" calcext:value-type="float">
            <text:p>0,388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7716" calcext:value-type="float">
            <text:p>0,387716</text:p>
          </table:table-cell>
          <table:table-cell office:value-type="float" office:value="0.777976" calcext:value-type="float">
            <text:p>0,777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388534" calcext:value-type="float">
            <text:p>0,388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269" calcext:value-type="float">
            <text:p>0,38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8993" calcext:value-type="float">
            <text:p>0,388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778301" calcext:value-type="float">
            <text:p>0,778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888" calcext:value-type="float">
            <text:p>0,38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9158" calcext:value-type="float">
            <text:p>0,389158</text:p>
          </table:table-cell>
          <table:table-cell office:value-type="float" office:value="0.777516" calcext:value-type="float">
            <text:p>0,777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38891" calcext:value-type="float">
            <text:p>0,38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8989" calcext:value-type="float">
            <text:p>0,38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9008" calcext:value-type="float">
            <text:p>0,389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8762" calcext:value-type="float">
            <text:p>0,388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8889" calcext:value-type="float">
            <text:p>0,388889</text:p>
          </table:table-cell>
          <table:table-cell office:value-type="float" office:value="1.9453" calcext:value-type="float">
            <text:p>1,9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8734" calcext:value-type="float">
            <text:p>0,388734</text:p>
          </table:table-cell>
          <table:table-cell office:value-type="float" office:value="1.16645" calcext:value-type="float">
            <text:p>1,16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16582" calcext:value-type="float">
            <text:p>1,16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88975" calcext:value-type="float">
            <text:p>0,388975</text:p>
          </table:table-cell>
          <table:table-cell office:value-type="float" office:value="0.38927" calcext:value-type="float">
            <text:p>0,38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9001" calcext:value-type="float">
            <text:p>0,38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88433" calcext:value-type="float">
            <text:p>0,388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8563" calcext:value-type="float">
            <text:p>0,3885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8948" calcext:value-type="float">
            <text:p>0,388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8484" calcext:value-type="float">
            <text:p>0,388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88768" calcext:value-type="float">
            <text:p>0,388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90058" calcext:value-type="float">
            <text:p>0,390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88861" calcext:value-type="float">
            <text:p>0,388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88779" calcext:value-type="float">
            <text:p>0,388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88811" calcext:value-type="float">
            <text:p>0,388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8851" calcext:value-type="float">
            <text:p>0,388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88372" calcext:value-type="float">
            <text:p>0,388372</text:p>
          </table:table-cell>
          <table:table-cell office:value-type="float" office:value="0.389179" calcext:value-type="float">
            <text:p>0,389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88853" calcext:value-type="float">
            <text:p>0,388853</text:p>
          </table:table-cell>
          <table:table-cell office:value-type="float" office:value="1.55562" calcext:value-type="float">
            <text:p>1,55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88925" calcext:value-type="float">
            <text:p>0,388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776541" calcext:value-type="float">
            <text:p>0,776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8373" calcext:value-type="float">
            <text:p>0,388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5807" calcext:value-type="float">
            <text:p>0,385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0.2786818" calcext:value-type="float">
            <text:p>0,2786818</text:p>
          </table:table-cell>
          <table:table-cell table:formula="of:=SUM([.C2:.C121])/120" office:value-type="float" office:value="0.278712075" calcext:value-type="float">
            <text:p>0,278712075</text:p>
          </table:table-cell>
          <table:table-cell table:formula="of:=SUM([.D2:.D121])/120" office:value-type="float" office:value="0.0226514416666667" calcext:value-type="float">
            <text:p>0,02265144166666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1.16791" calcext:value-type="float">
            <text:p>1,16791</text:p>
          </table:table-cell>
          <table:table-cell table:formula="of:=MAX([.C2:.C121])" office:value-type="float" office:value="1.94562" calcext:value-type="float">
            <text:p>1,94562</text:p>
          </table:table-cell>
          <table:table-cell table:formula="of:=MAX([.D2:.D121])" office:value-type="float" office:value="1.5499" calcext:value-type="float">
            <text:p>1,54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0" calcext:value-type="float">
            <text:p>0</text:p>
          </table:table-cell>
          <table:table-cell table:formula="of:=MIN([.C2:.C121])" office:value-type="float" office:value="0" calcext:value-type="float">
            <text:p>0</text:p>
          </table:table-cell>
          <table:table-cell table:formula="of:=MIN([.D2:.D12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8:54:38.06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8:55:20.657000000</dc:date>
    <meta:editing-duration>PT3M14S</meta:editing-duration>
    <meta:editing-cycles>5</meta:editing-cycles>
    <meta:generator>LibreOffice/5.4.4.2$Windows_X86_64 LibreOffice_project/2524958677847fb3bb44820e40380acbe820f960</meta:generator>
    <meta:document-statistic meta:table-count="1" meta:cell-count="495" meta:object-count="0"/>
  </office:meta>
</office:document-meta>
</file>